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9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2.565cm" fo:min-width="0.341cm" fo:padding-top="0.014cm" fo:padding-bottom="0.014cm" fo:padding-left="0.014cm" fo:padding-right="0.01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11" style:family="graphic" style:parent-style-name="objectwithoutfill">
      <style:graphic-properties draw:stroke="solid" svg:stroke-width="0.035cm" svg:stroke-color="#cccccc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22cm"/>
      <style:paragraph-properties style:writing-mode="lr-tb"/>
    </style:style>
    <style:style style:name="gr15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4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361cm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00000"/>
      <style:paragraph-properties fo:text-align="center"/>
      <style:text-properties fo:color="#ffffff" style:font-name="Liberation Serif" fo:font-size="6pt" style:font-size-asian="6pt" style:font-size-complex="6pt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7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style:text-properties fo:color="#cccccc"/>
    </style:style>
    <style:style style:name="P10" style:family="paragraph">
      <loext:graphic-properties draw:fill="none" draw:fill-color="#ffffff"/>
      <style:text-properties fo:color="#cccccc" style:font-name="Liberation Serif" fo:font-size="6pt" style:font-size-asian="6pt" style:font-size-complex="6pt"/>
    </style:style>
    <style:style style:name="P11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12" style:family="paragraph">
      <loext:graphic-properties draw:fill-color="#000000"/>
      <style:paragraph-properties fo:text-align="center"/>
      <style:text-properties fo:color="#ffffff" style:font-name="Liberation Seri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center"/>
      <style:text-properties fo:text-shadow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Liberation Serif" fo:font-size="6pt" fo:text-shadow="none" fo:font-weight="bold" style:font-size-asian="6pt" style:font-weight-asian="bold" style:font-size-complex="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9" style:family="paragraph">
      <style:text-properties fo:font-size="8pt" fo:font-weight="bold"/>
    </style:style>
    <style:style style:name="P20" style:family="paragraph">
      <loext:graphic-properties draw:fill="none" draw:fill-color="#ffffff"/>
      <style:text-properties style:font-name="Liberation Serif" fo:font-size="8pt" fo:font-weight="bold"/>
    </style:style>
    <style:style style:name="P21" style:family="paragraph">
      <loext:graphic-properties draw:fill="none"/>
      <style:paragraph-properties fo:text-align="center"/>
      <style:text-properties style:font-name="Liberation Serif" fo:font-weight="normal"/>
    </style:style>
    <style:style style:name="P22" style:family="paragraph">
      <loext:graphic-properties draw:fill="none" draw:fill-color="#ffffff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fo:font-size="6pt"/>
    </style:style>
    <style:style style:name="T4" style:family="text">
      <style:text-properties style:font-name="Liberation Serif" style:font-size-asian="6pt" style:font-size-complex="6pt"/>
    </style:style>
    <style:style style:name="T5" style:family="text">
      <style:text-properties style:font-name="Liberation Seri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3.207cm" svg:height="0.603cm" svg:x="2.942cm" svg:y="1.146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0.454cm">
          <draw:text-box>
            <text:p><text:span text:style-name="T1">Int</text:span><text:span text:style-name="T1">err</text:span><text:span text:style-name="T1">upt</text:span><text:span text:style-name="T1">s</text:span></text:p>
          </draw:text-box>
        </draw:frame>
        <draw:line draw:style-name="gr3" draw:text-style-name="P4" draw:layer="layout" svg:x1="1.713cm" svg:y1="1.767cm" svg:x2="1.713cm" svg:y2="0.811cm">
          <text:p/>
        </draw:line>
        <draw:line draw:style-name="gr3" draw:text-style-name="P4" draw:layer="layout" svg:x1="1.713cm" svg:y1="0.822cm" svg:x2="1.613cm" svg:y2="0.695cm">
          <text:p/>
        </draw:line>
        <draw:custom-shape draw:style-name="gr4" draw:text-style-name="P6" draw:layer="layout" svg:width="1.456cm" svg:height="1.214cm" svg:x="1.486cm" svg:y="1.14cm">
          <text:p text:style-name="P5"><text:span text:style-name="T2">Tensor</text:span></text:p>
          <text:p text:style-name="P5"><text:span text:style-name="T2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1.94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1.1cm">
          <draw:text-box>
            <text:p><text:span text:style-name="T1">AX</text:span><text:span text:style-name="T1">I</text:span></text:p>
            <text:p><text:span text:style-name="T1">Lit</text:span><text:span text:style-name="T1">e</text:span></text:p>
          </draw:text-box>
        </draw:frame>
        <draw:frame draw:style-name="gr6" draw:text-style-name="P3" draw:layer="layout" svg:width="0.684cm" svg:height="0.492cm" svg:x="7.536cm" svg:y="1.138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7" draw:text-style-name="P7" draw:layer="layout" svg:width="0.418cm" svg:height="1.27cm" draw:transform="rotate (-1.5707963267949) translate (8.454cm 1.54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0.707cm" svg:x2="1.231cm" svg:y2="0.58cm">
          <text:p/>
        </draw:line>
        <draw:custom-shape draw:style-name="gr8" draw:text-style-name="P6" draw:layer="layout" svg:width="0.369cm" svg:height="2.593cm" svg:x="8.4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54cm" svg:height="0.255cm" draw:transform="rotate (1.5707963267949) translate (8.53cm 3.333cm)">
          <draw:text-box>
            <text:p text:style-name="P5"><text:span text:style-name="T3">AX</text:span><text:span text:style-name="T3">I </text:span><text:span text:style-name="T3">Me</text:span><text:span text:style-name="T3">mo</text:span><text:span text:style-name="T3">ry </text:span><text:span text:style-name="T3">Int</text:span><text:span text:style-name="T3">erc</text:span><text:span text:style-name="T3">onn</text:span><text:span text:style-name="T3">ect</text:span></text:p>
          </draw:text-box>
        </draw:frame>
        <draw:custom-shape draw:style-name="gr8" draw:text-style-name="P6" draw:layer="layout" svg:width="0.369cm" svg:height="2.593cm" svg:x="0.0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532cm" svg:height="0.328cm" draw:transform="rotate (1.5707963267949) translate (0.08cm 3.303cm)">
          <draw:text-box>
            <text:p text:style-name="P5"><text:span text:style-name="T3">AX</text:span><text:span text:style-name="T3">I </text:span><text:span text:style-name="T3">Per</text:span><text:span text:style-name="T3">iph</text:span><text:span text:style-name="T3">era</text:span><text:span text:style-name="T3">l </text:span><text:span text:style-name="T3">Int</text:span><text:span text:style-name="T3">erc</text:span><text:span text:style-name="T3">onn</text:span><text:span text:style-name="T3">ect</text:span></text:p>
          </draw:text-box>
        </draw:frame>
        <draw:line draw:style-name="gr11" draw:text-style-name="P4" draw:layer="layout" svg:x1="6.412cm" svg:y1="1.753cm" svg:x2="6.412cm" svg:y2="0.797cm">
          <text:p/>
        </draw:line>
        <draw:line draw:style-name="gr3" draw:text-style-name="P4" draw:layer="layout" svg:x1="6.877cm" svg:y1="1.754cm" svg:x2="6.877cm" svg:y2="0.798cm">
          <text:p/>
        </draw:line>
        <draw:custom-shape draw:style-name="gr12" draw:text-style-name="P6" draw:layer="layout" svg:width="1.022cm" svg:height="1.214cm" svg:x="6.148cm" svg:y="1.131cm">
          <text:p text:style-name="P5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0.378cm" svg:height="0.477cm" svg:x="6.438cm" svg:y="0.878cm">
          <draw:text-box>
            <text:p text:style-name="P9"><text:span text:style-name="T1">Rx</text:span></text:p>
          </draw:text-box>
        </draw:frame>
        <draw:frame draw:style-name="gr2" draw:text-style-name="P11" draw:layer="layout" svg:width="0.253cm" svg:height="0.477cm" svg:x="6.919cm" svg:y="0.878cm">
          <draw:text-box>
            <text:p><text:span text:style-name="T1">T</text:span><text:span text:style-name="T1">x</text:span></text:p>
          </draw:text-box>
        </draw:frame>
        <draw:line draw:style-name="gr11" draw:text-style-name="P4" draw:layer="layout" svg:x1="6.412cm" svg:y1="0.808cm" svg:x2="6.312cm" svg:y2="0.681cm">
          <text:p/>
        </draw:line>
        <draw:line draw:style-name="gr3" draw:text-style-name="P4" draw:layer="layout" svg:x1="6.876cm" svg:y1="0.809cm" svg:x2="6.776cm" svg:y2="0.682cm">
          <text:p/>
        </draw:line>
        <draw:frame draw:style-name="gr14" draw:text-style-name="P11" draw:layer="layout" svg:width="0.702cm" svg:height="0.322cm" svg:x="1.738cm" svg:y="0.879cm">
          <draw:text-box>
            <text:p><text:span text:style-name="T1">Do</text:span><text:span text:style-name="T1">ne</text:span></text:p>
          </draw:text-box>
        </draw:frame>
        <draw:line draw:style-name="gr15" draw:text-style-name="P4" draw:layer="layout" svg:x1="6.776cm" svg:y1="4.402cm" svg:x2="1.331cm" svg:y2="4.402cm">
          <text:p/>
        </draw:line>
        <draw:custom-shape draw:style-name="gr1" draw:text-style-name="P2" draw:layer="layout" svg:width="3.207cm" svg:height="0.603cm" svg:x="2.942cm" svg:y="4.853cm">
          <text:p text:style-name="P1"><text:span text:style-name="T1">AXI-</text:span><text:span text:style-name="T1">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3.202cm" svg:height="0.603cm" svg:x="2.942cm" svg:y="5.457cm">
          <text:p text:style-name="P1"><text:span text:style-name="T1">AXI-</text:span><text:span text:style-name="T1">Strea</text:span><text:span text:style-name="T1">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4.161cm">
          <draw:text-box>
            <text:p><text:span text:style-name="T1">Int</text:span><text:span text:style-name="T1">err</text:span><text:span text:style-name="T1">upt</text:span><text:span text:style-name="T1">s</text:span></text:p>
          </draw:text-box>
        </draw:frame>
        <draw:line draw:style-name="gr3" draw:text-style-name="P4" draw:layer="layout" svg:x1="1.713cm" svg:y1="5.474cm" svg:x2="1.713cm" svg:y2="4.518cm">
          <text:p/>
        </draw:line>
        <draw:line draw:style-name="gr3" draw:text-style-name="P4" draw:layer="layout" svg:x1="1.713cm" svg:y1="4.529cm" svg:x2="1.613cm" svg:y2="4.402cm">
          <text:p/>
        </draw:line>
        <draw:custom-shape draw:style-name="gr4" draw:text-style-name="P6" draw:layer="layout" svg:width="1.456cm" svg:height="1.214cm" svg:x="1.486cm" svg:y="4.847cm">
          <text:p text:style-name="P5"><text:span text:style-name="T2">Te</text:span><text:span text:style-name="T2">ns</text:span><text:span text:style-name="T2">or</text:span></text:p>
          <text:p text:style-name="P5"><text:span text:style-name="T2">Pr</text:span><text:span text:style-name="T2">oc</text:span><text:span text:style-name="T2">es</text:span><text:span text:style-name="T2">s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5.6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4.807cm">
          <draw:text-box>
            <text:p><text:span text:style-name="T1">AX</text:span><text:span text:style-name="T1">I</text:span></text:p>
            <text:p><text:span text:style-name="T1">Lit</text:span><text:span text:style-name="T1">e</text:span></text:p>
          </draw:text-box>
        </draw:frame>
        <draw:frame draw:style-name="gr6" draw:text-style-name="P3" draw:layer="layout" svg:width="0.684cm" svg:height="0.492cm" svg:x="7.536cm" svg:y="4.845cm">
          <draw:text-box>
            <text:p><text:span text:style-name="T1">AX</text:span><text:span text:style-name="T1">I</text:span></text:p>
            <text:p><text:span text:style-name="T1">Ma</text:span><text:span text:style-name="T1">ster</text:span></text:p>
          </draw:text-box>
        </draw:frame>
        <draw:custom-shape draw:style-name="gr7" draw:text-style-name="P7" draw:layer="layout" svg:width="0.418cm" svg:height="1.27cm" draw:transform="rotate (-1.5707963267949) translate (8.454cm 5.2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4.414cm" svg:x2="1.231cm" svg:y2="4.287cm">
          <text:p/>
        </draw:line>
        <draw:custom-shape draw:style-name="gr8" draw:text-style-name="P6" draw:layer="layout" svg:width="0.369cm" svg:height="2.593cm" svg:x="8.4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54cm" svg:height="0.255cm" draw:transform="rotate (1.5707963267949) translate (8.53cm 7.04cm)">
          <draw:text-box>
            <text:p text:style-name="P5"><text:span text:style-name="T3">AX</text:span><text:span text:style-name="T3">I </text:span><text:span text:style-name="T3">Me</text:span><text:span text:style-name="T3">mo</text:span><text:span text:style-name="T3">ry </text:span><text:span text:style-name="T3">Int</text:span><text:span text:style-name="T3">erc</text:span><text:span text:style-name="T3">onn</text:span><text:span text:style-name="T3">ect</text:span></text:p>
          </draw:text-box>
        </draw:frame>
        <draw:custom-shape draw:style-name="gr8" draw:text-style-name="P6" draw:layer="layout" svg:width="0.369cm" svg:height="2.593cm" svg:x="0.0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532cm" svg:height="0.328cm" draw:transform="rotate (1.5707963267949) translate (0.08cm 7.01cm)">
          <draw:text-box>
            <text:p text:style-name="P5"><text:span text:style-name="T3">AX</text:span><text:span text:style-name="T3">I </text:span><text:span text:style-name="T3">Per</text:span><text:span text:style-name="T3">iph</text:span><text:span text:style-name="T3">era</text:span><text:span text:style-name="T3">l </text:span><text:span text:style-name="T3">Int</text:span><text:span text:style-name="T3">erc</text:span><text:span text:style-name="T3">onn</text:span><text:span text:style-name="T3">ect</text:span></text:p>
          </draw:text-box>
        </draw:frame>
        <draw:line draw:style-name="gr3" draw:text-style-name="P4" draw:layer="layout" svg:x1="6.412cm" svg:y1="5.46cm" svg:x2="6.412cm" svg:y2="4.504cm">
          <text:p/>
        </draw:line>
        <draw:line draw:style-name="gr3" draw:text-style-name="P4" draw:layer="layout" svg:x1="6.877cm" svg:y1="5.461cm" svg:x2="6.877cm" svg:y2="4.505cm">
          <text:p/>
        </draw:line>
        <draw:custom-shape draw:style-name="gr12" draw:text-style-name="P6" draw:layer="layout" svg:width="1.022cm" svg:height="1.214cm" svg:x="6.148cm" svg:y="4.838cm">
          <text:p text:style-name="P5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0.378cm" svg:height="0.477cm" svg:x="6.438cm" svg:y="4.585cm">
          <draw:text-box>
            <text:p><text:span text:style-name="T1">Rx</text:span></text:p>
          </draw:text-box>
        </draw:frame>
        <draw:frame draw:style-name="gr2" draw:text-style-name="P11" draw:layer="layout" svg:width="0.253cm" svg:height="0.477cm" svg:x="6.919cm" svg:y="4.585cm">
          <draw:text-box>
            <text:p><text:span text:style-name="T1">Tx</text:span></text:p>
          </draw:text-box>
        </draw:frame>
        <draw:line draw:style-name="gr3" draw:text-style-name="P4" draw:layer="layout" svg:x1="6.412cm" svg:y1="4.515cm" svg:x2="6.312cm" svg:y2="4.388cm">
          <text:p/>
        </draw:line>
        <draw:line draw:style-name="gr3" draw:text-style-name="P4" draw:layer="layout" svg:x1="6.876cm" svg:y1="4.516cm" svg:x2="6.776cm" svg:y2="4.389cm">
          <text:p/>
        </draw:line>
        <draw:frame draw:style-name="gr14" draw:text-style-name="P11" draw:layer="layout" svg:width="0.702cm" svg:height="0.322cm" svg:x="1.738cm" svg:y="4.586cm">
          <draw:text-box>
            <text:p><text:span text:style-name="T1">Do</text:span><text:span text:style-name="T1">ne</text:span></text:p>
          </draw:text-box>
        </draw:frame>
        <draw:frame draw:style-name="gr17" draw:text-style-name="P14" draw:layer="layout" svg:width="2.266cm" svg:height="0.408cm" svg:x="3.83cm" svg:y="0.97cm">
          <draw:text-box>
            <text:p text:style-name="P13"><text:span text:style-name="T1">Setup transaction buffer</text:span></text:p>
          </draw:text-box>
        </draw:frame>
        <draw:frame draw:style-name="gr18" draw:text-style-name="P16" draw:layer="layout" svg:width="2.266cm" svg:height="0.627cm" svg:x="3.83cm" svg:y="4.57cm">
          <draw:text-box>
            <text:p text:style-name="P15"><text:span text:style-name="T1">Inp</text:span><text:span text:style-name="T1">ut </text:span><text:span text:style-name="T1">ten</text:span><text:span text:style-name="T1">sor </text:span><text:span text:style-name="T1">buf</text:span><text:span text:style-name="T1">fer</text:span></text:p>
          </draw:text-box>
        </draw:frame>
        <draw:frame draw:style-name="gr19" draw:text-style-name="P18" draw:layer="layout" svg:width="2.266cm" svg:height="0.361cm" svg:x="3.03cm" svg:y="6.07cm">
          <draw:text-box>
            <text:p text:style-name="P17"><text:span text:style-name="T1">Ou</text:span><text:span text:style-name="T1">tpu</text:span><text:span text:style-name="T1">t </text:span><text:span text:style-name="T1">ten</text:span><text:span text:style-name="T1">sor </text:span><text:span text:style-name="T1">buf</text:span><text:span text:style-name="T1">fer</text:span></text:p>
          </draw:text-box>
        </draw:frame>
        <draw:frame draw:style-name="gr17" draw:text-style-name="P20" draw:layer="layout" svg:width="3.365cm" svg:height="0.408cm" svg:x="0.064cm" svg:y="0cm">
          <draw:text-box>
            <text:p text:style-name="P19"><text:span text:style-name="T4">a) </text:span><text:span text:style-name="T4">Se</text:span><text:span text:style-name="T4">tu</text:span><text:span text:style-name="T4">p</text:span></text:p>
          </draw:text-box>
        </draw:frame>
        <draw:frame draw:style-name="gr17" draw:text-style-name="P20" draw:layer="layout" svg:width="3.365cm" svg:height="0.408cm" svg:x="0.065cm" svg:y="3.7cm">
          <draw:text-box>
            <text:p text:style-name="P19"><text:span text:style-name="T4">a) </text:span><text:span text:style-name="T4">C</text:span><text:span text:style-name="T4">o</text:span><text:span text:style-name="T4">m</text:span><text:span text:style-name="T4">pu</text:span><text:span text:style-name="T4">te</text:span></text:p>
          </draw:text-box>
        </draw:frame>
        <draw:line draw:style-name="gr20" draw:text-style-name="P21" draw:layer="layout" svg:x1="-0.154cm" svg:y1="3.58cm" svg:x2="8.99cm" svg:y2="3.58cm">
          <text:p/>
        </draw:line>
        <draw:frame draw:style-name="gr21" draw:text-style-name="P22" draw:layer="layout" svg:width="0.523cm" svg:height="0.24cm" svg:x="0.747cm" svg:y="2.032cm">
          <draw:text-box>
            <text:p><text:span text:style-name="T5">Set</text:span><text:span text:style-name="T5">up</text:span></text:p>
          </draw:text-box>
        </draw:frame>
        <draw:frame draw:style-name="gr2" draw:text-style-name="P22" draw:layer="layout" svg:width="0.862cm" svg:height="0.477cm" svg:x="0.508cm" svg:y="5.732cm">
          <draw:text-box>
            <text:p><text:span text:style-name="T5">Co</text:span><text:span text:style-name="T5">mp</text:span><text:span text:style-name="T5">ute</text:span></text:p>
          </draw:text-box>
        </draw:frame>
        <draw:line draw:style-name="gr15" draw:text-style-name="P4" draw:layer="layout" svg:x1="6.776cm" svg:y1="0.695cm" svg:x2="1.331cm" svg:y2="0.6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22:13:10.121810104</dc:date>
    <meta:editing-duration>PT14H29M51S</meta:editing-duration>
    <meta:editing-cycles>49</meta:editing-cycles>
    <meta:document-statistic meta:object-count="55"/>
  </office:meta>
</office:document-meta>
</file>